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Heading_20_2" style:list-style-name="L1"/>
    <style:style style:name="P2" style:family="paragraph" style:parent-style-name="Heading_20_2" style:list-style-name="L1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 text:number-lines="false" text:line-number="0">
        <style:tab-stops/>
      </style:paragraph-properties>
    </style:style>
    <style:style style:name="P3" style:family="paragraph" style:parent-style-name="Text_20_body">
      <style:text-properties officeooo:rsid="001ba828" officeooo:paragraph-rsid="001d4c0b"/>
    </style:style>
    <style:style style:name="P4" style:family="paragraph" style:parent-style-name="Text_20_body" style:list-style-name="L2">
      <style:text-properties officeooo:rsid="001ba828"/>
    </style:style>
    <style:style style:name="P5" style:family="paragraph" style:parent-style-name="Text_20_body" style:list-style-name="L2">
      <style:text-properties officeooo:rsid="001ba828" officeooo:paragraph-rsid="001d4c0b"/>
    </style:style>
    <style:style style:name="P6" style:family="paragraph" style:parent-style-name="Text_20_body" style:list-style-name="L2">
      <style:text-properties officeooo:paragraph-rsid="001d4c0b"/>
    </style:style>
    <style:style style:name="P7" style:family="paragraph" style:parent-style-name="Text_20_body">
      <style:text-properties officeooo:rsid="001ba828"/>
    </style:style>
    <style:style style:name="P8" style:family="paragraph" style:parent-style-name="Text_20_body" style:list-style-name="L3">
      <style:text-properties officeooo:rsid="001ba828"/>
    </style:style>
    <style:style style:name="P9" style:family="paragraph" style:parent-style-name="Quotations">
      <style:paragraph-properties fo:margin-top="0cm" fo:margin-bottom="0.247cm" style:contextual-spacing="false" fo:line-height="115%"/>
      <style:text-properties style:font-name="Times New Roman1" fo:font-size="14pt" officeooo:rsid="001ba828" officeooo:paragraph-rsid="001d4c0b"/>
    </style:style>
    <style:style style:name="P10" style:family="paragraph" style:parent-style-name="Text_20_body" style:list-style-name="L4">
      <style:text-properties officeooo:rsid="001ba828"/>
    </style:style>
    <style:style style:name="P11" style:family="paragraph" style:parent-style-name="Text_20_body" style:list-style-name="L5">
      <style:text-properties officeooo:rsid="001ba828"/>
    </style:style>
    <style:style style:name="T1" style:family="text">
      <style:text-properties style:font-name="Times New Roman1" fo:font-size="14pt" officeooo:rsid="001ba828"/>
    </style:style>
    <style:style style:name="T2" style:family="text">
      <style:text-properties fo:font-size="14pt" officeooo:rsid="001ba828"/>
    </style:style>
    <text:list-style style:name="L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: Ajouter une vidéo YouTube dans WordPress</text:h>
      <text:list text:style-name="L1">
        <text:list-item>
          <text:list>
            <text:list-header>
              <text:h text:style-name="P1" text:outline-level="2"/>
              <text:h text:style-name="P2" text:outline-level="2">Objectif</text:h>
            </text:list-header>
          </text:list>
        </text:list-item>
      </text:list>
      <text:p text:style-name="P3">Permettre l’intégration correcte d’une vidéo YouTube sur votre site WordPress afin qu’elle fonctionne sur toutes les pages.</text:p>
      <text:h text:style-name="Heading_20_2" text:outline-level="2">Pré-requis</text:h>
      <text:list text:style-name="L2">
        <text:list-header>
          <text:p text:style-name="P4">Avoir accès à l’éditeur WordPress .</text:p>
          <text:p text:style-name="P5">Disposer du lien YouTube de la vidéo publique.</text:p>
          <text:p text:style-name="P6">S’assurer que la vidéo autorise l’intégration externe (paramètres YouTube).</text:p>
        </text:list-header>
      </text:list>
      <text:h text:style-name="Heading_20_2" text:outline-level="2">Récupérer le lien correct</text:h>
      <text:p text:style-name="P7">Pour que la vidéo fonctionne correctement sur le site, il faut <text:span text:style-name="Strong_20_Emphasis">utiliser le lien de YouTube</text:span> :</text:p>
      <text:list text:style-name="L3">
        <text:list-item>
          <text:p text:style-name="P8">✅ Correct : <text:span text:style-name="Source_20_Text">https://youtu.be/5dVrU4effaU</text:span></text:p>
        </text:list-item>
        <text:list-item>
          <text:p text:style-name="P8">❌ Incorrect : <text:span text:style-name="Source_20_Text">https://www.youtube.com/watch?v=5dVrU4effaU&amp;t=7s</text:span></text:p>
        </text:list-item>
      </text:list>
      <text:h text:style-name="Heading_20_3" text:outline-level="3">Pourquoi ?</text:h>
      <text:p text:style-name="Text_20_body"><text:span text:style-name="T1">Le long lien avec </text:span><text:span text:style-name="Source_20_Text"><text:span text:style-name="T2">watch?v=</text:span></text:span><text:span text:style-name="T1"> et les paramètres supplémentaires (</text:span><text:span text:style-name="Source_20_Text"><text:span text:style-name="T2">&amp;t=7s</text:span></text:span><text:span text:style-name="T1">) ne fonctionne pas toujours pour l’intégration. Le lien court est reconnu automatiquement par WordPress pour générer le lecteur intégré.</text:span></text:p>
      <text:p text:style-name="P9"/>
      <text:h text:style-name="Heading_20_2" text:outline-level="2">Méthode</text:h>
      <text:list text:style-name="L4">
        <text:list-item>
          <text:p text:style-name="P10">Ouvrir l’éditeur WordPress.</text:p>
        </text:list-item>
        <text:list-item>
          <text:p text:style-name="P10">Ajouter un <text:span text:style-name="Strong_20_Emphasis">bloc “Vidéo”</text:span> ou <text:span text:style-name="Strong_20_Emphasis">bloc “Intégrer / Embed”</text:span>.</text:p>
        </text:list-item>
        <text:list-item>
          <text:p text:style-name="P10"><text:soft-page-break/>Coller le lien YouTube court (<text:span text:style-name="Source_20_Text">https://youtu.be/5dVrU4effaU</text:span>).</text:p>
        </text:list-item>
        <text:list-item>
          <text:p text:style-name="P10">Publier ou mettre à jour la page.</text:p>
        </text:list-item>
      </text:list>
      <text:p text:style-name="P3">WordPress va automatiquement transformer le lien en lecteur vidéo intégré.</text:p>
      <text:h text:style-name="Heading_20_2" text:outline-level="2">Vérifications finales</text:h>
      <text:list text:style-name="L5">
        <text:list-item>
          <text:p text:style-name="P11">Tester la vidéo sur le site public pour s’assurer qu’elle se charge correctement.</text:p>
        </text:list-item>
        <text:list-item>
          <text:p text:style-name="P11">Vérifier que la vidéo est publique et que l’intégration est autorisée dans YouTube Stud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style-name="Normal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3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 text:number-lines="false" text:line-number="0">
        <style:tab-stops/>
      </style:paragraph-properties>
      <style:text-properties fo:color="#158466" loext:opacity="100%" style:font-name="Times New Roman" fo:font-family="'Times New Roman'" style:font-style-name="Gras" style:font-family-generic="roman" style:font-pitch="variable" fo:font-size="18pt" style:text-underline-style="solid" style:text-underline-width="auto" style:text-underline-color="font-color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00:52.124663900</meta:creation-date>
    <dc:date>2025-10-07T15:26:04.162311300</dc:date>
    <meta:editing-duration>PT15M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2" meta:word-count="186" meta:character-count="1245" meta:non-whitespace-character-count="1092"/>
  </office:meta>
</office:document-meta>
</file>